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2484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36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202 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99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956 s 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6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  <table:table-cell table:style-name="Default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0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0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7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1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7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19"/>
        </table:table-row>
        <table:table-row table:style-name="ro1" table:number-rows-repeated="2">
          <table:table-cell table:style-name="Default" table:number-columns-repeated="22"/>
        </table:table-row>
        <table:table-row table:style-name="ro1">
          <table:table-cell table:style-name="ce3"/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10:49:47.204793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4-25T10:50:37.622278071</dc:date>
    <meta:editing-duration>PT1H18M25S</meta:editing-duration>
    <meta:editing-cycles>22</meta:editing-cycles>
    <meta:document-statistic meta:table-count="1" meta:cell-count="311" meta:object-count="0"/>
  </office:meta>
</office:document-meta>
</file>